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86156" officeooo:paragraph-rsid="00086156"/>
    </style:style>
    <style:style style:name="P3" style:family="paragraph" style:parent-style-name="Standard">
      <style:paragraph-properties style:writing-mode="lr-tb"/>
      <style:text-properties officeooo:rsid="00086156" officeooo:paragraph-rsid="000a0322"/>
    </style:style>
    <style:style style:name="P4" style:family="paragraph" style:parent-style-name="Standard">
      <style:paragraph-properties style:writing-mode="lr-tb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rsid="000bee6c" officeooo:paragraph-rsid="000bee6c" style:font-weight-asian="bold" style:font-weight-complex="bold"/>
    </style:style>
    <style:style style:name="P6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paragraph-rsid="000bee6c" style:font-weight-asian="bold" style:font-weight-complex="bold"/>
    </style:style>
    <style:style style:name="P7" style:family="paragraph" style:parent-style-name="Standard">
      <style:paragraph-properties style:writing-mode="lr-tb"/>
      <style:text-properties officeooo:rsid="000a0322" officeooo:paragraph-rsid="000a0322"/>
    </style:style>
    <style:style style:name="P8" style:family="paragraph" style:parent-style-name="Standard">
      <style:paragraph-properties style:writing-mode="lr-tb"/>
      <style:text-properties officeooo:rsid="000a207b" officeooo:paragraph-rsid="000a207b"/>
    </style:style>
    <style:style style:name="P9" style:family="paragraph" style:parent-style-name="Standard">
      <style:paragraph-properties style:writing-mode="lr-tb"/>
      <style:text-properties officeooo:rsid="000a207b" officeooo:paragraph-rsid="000a6b5e"/>
    </style:style>
    <style:style style:name="P10" style:family="paragraph" style:parent-style-name="Standard">
      <style:paragraph-properties style:writing-mode="lr-tb"/>
      <style:text-properties officeooo:rsid="000a6b5e" officeooo:paragraph-rsid="000a6b5e"/>
    </style:style>
    <style:style style:name="P11" style:family="paragraph" style:parent-style-name="Standard">
      <style:paragraph-properties style:writing-mode="lr-tb"/>
      <style:text-properties officeooo:rsid="000b4302" officeooo:paragraph-rsid="000b4302"/>
    </style:style>
    <style:style style:name="P12" style:family="paragraph" style:parent-style-name="Standard">
      <style:paragraph-properties style:writing-mode="lr-tb"/>
      <style:text-properties fo:font-size="14pt" style:text-underline-style="solid" style:text-underline-width="auto" style:text-underline-color="font-color" fo:font-weight="bold" officeooo:rsid="00086156" officeooo:paragraph-rsid="00086156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writing-mode="lr-tb"/>
      <style:text-properties style:text-underline-style="none" fo:font-weight="normal" officeooo:paragraph-rsid="000bee6c" style:font-weight-asian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86156"/>
    </style:style>
    <style:style style:name="T4" style:family="text">
      <style:text-properties style:font-name="sans-serif" fo:font-size="12pt" officeooo:rsid="000a0322"/>
    </style:style>
    <style:style style:name="T5" style:family="text">
      <style:text-properties style:font-name="sans-serif" fo:font-size="12pt" officeooo:rsid="000a6b5e"/>
    </style:style>
    <style:style style:name="T6" style:family="text">
      <style:text-properties style:font-name="sans-serif" fo:font-size="12pt" style:text-underline-style="solid" style:text-underline-width="auto" style:text-underline-color="font-color" fo:font-weight="bold" officeooo:rsid="000bee6c" style:font-weight-asian="bold" style:font-weight-complex="bold"/>
    </style:style>
    <style:style style:name="T7" style:family="text">
      <style:text-properties style:font-name="sans-serif" fo:font-size="12pt" fo:font-weight="bold" officeooo:rsid="000bee6c" style:font-weight-asian="bold" style:font-weight-complex="bold"/>
    </style:style>
    <style:style style:name="T8" style:family="text">
      <style:text-properties style:font-name="sans-serif" fo:font-size="12pt" officeooo:rsid="000be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TP1 Système :</text:span></text:p>
      <text:p text:style-name="P5"><text:span text:style-name="T2">1 -Étude du code</text:span></text:p>
      <text:p text:style-name="P4"><text:span text:style-name="T2">En étudiant le code, vous devez expliquer (par exemple au moyen de schémas) comment se déroule un tour de la boucle principale du jeu (i.e.</text:span> <text:span text:style-name="T2">un appel à Update) : quelles sont les fonctions qui sont appelées ? à quoi servent-elles ? comment sait-on à quelle étape du jeu on est ? À quoi sert</text:span><text:line-break/><text:span text:style-name="T2">l’argument -tps lorsqu’on lance le jeu ?</text:span></text:p>
      <text:p text:style-name="P4"><text:span text:style-name="T2"/></text:p>
      <text:p text:style-name="P1"><text:span text:style-name="T2"/></text:p>
      <text:p text:style-name="P1"><text:span text:style-name="T3">Main.go → </text:span><text:span text:style-name="T2">C</text:span><text:span text:style-name="T3">réation d’un flag qui permet d’avoir le nombre d’appel d’update soit les frames par seconde.</text:span></text:p>
      <text:p text:style-name="P2"><text:span text:style-name="T2">Main.go → set la taille et le titre</text:span></text:p>
      <text:p text:style-name="P3"><text:span text:style-name="T2">Main.go → Initialise le jeux </text:span><text:span text:style-name="T4">(on appel InitGame() </text:span><text:span text:style-name="T2">→ </text:span></text:p>
      <text:p text:style-name="P3"><text:span text:style-name="T4">Game.go (contient structure de données ainsi que initgame() qui la l’initialise)</text:span></text:p>
      <text:p text:style-name="P3"><text:span text:style-name="T4">Game.go → ouvre les images pour les sprites des runners </text:span></text:p>
      <text:p text:style-name="P7"><text:span text:style-name="T2">Game.go → défini les paramètres du jeux (start, finish)</text:span></text:p>
      <text:p text:style-name="P7"><text:span text:style-name="T2">Game.go → créer les runners</text:span></text:p>
      <text:p text:style-name="P7"><text:span text:style-name="T2">Game.go → créer le field</text:span></text:p>
      <text:p text:style-name="P2"><text:span text:style-name="T2"/></text:p>
      <text:p text:style-name="P2"><text:span text:style-name="T2">Main.go → </text:span><text:span text:style-name="T4">on lance le jeux grâce à ebiten (on renvois une erreur s’il y en a une)</text:span></text:p>
      <text:p text:style-name="P2"><text:span text:style-name="T4"/></text:p>
      <text:p text:style-name="P8"><text:span text:style-name="T2">Ebiten → appel la fonction Update 60 jusqu’à fois par seconde → Update.go</text:span></text:p>
      <text:p text:style-name="P9"><text:span text:style-name="T2">Update.go → on appel </text:span><text:span text:style-name="T5">toutes</text:span><text:span text:style-name="T2"> les fonctions qui seront update </text:span><text:span text:style-name="T5">par Ebiten</text:span></text:p>
      <text:p text:style-name="P10"><text:span text:style-name="T2">Les fonctions :</text:span></text:p>
      <text:p text:style-name="P8"><text:span text:style-name="T2">Update.go → attends qu’un key soit presser pour lancer le jeux </text:span></text:p>
      <text:p text:style-name="P8"><text:span text:style-name="T2">Update.go → check si tous les runners on un sprite</text:span></text:p>
      <text:p text:style-name="P8"><text:span text:style-name="T2">Update.go → lance un chrono</text:span></text:p>
      <text:p text:style-name="P8"><text:span text:style-name="T2">Update.go → loop pour tous les runners pour tous les update</text:span></text:p>
      <text:p text:style-name="P8"><text:span text:style-name="T2">Update.go → loop pour savoir quel runner(s) est arrivé(s)</text:span></text:p>
      <text:p text:style-name="P8"><text:span text:style-name="T2">Update.go → reset tous les runners une fois la course fini</text:span></text:p>
      <text:p text:style-name="P8"><text:span text:style-name="T2">Update.go → update des sprite </text:span></text:p>
      <text:p text:style-name="P8"><text:span text:style-name="T2">Update.go → gère le résultat de la course, les prépare pour une nouvelle course</text:span></text:p>
      <text:p text:style-name="P8"><text:span text:style-name="T2"/></text:p>
      <text:p text:style-name="P8"><text:span text:style-name="T2"/></text:p>
      <text:p text:style-name="P8"><text:span text:style-name="T2">Ebiten → appel la fonction Draw jusqu’à 60 fois par seconde → Draw.go</text:span></text:p>
      <text:p text:style-name="P9"><text:span text:style-name="T5">Draw</text:span><text:span text:style-name="T2">.go → on appel </text:span><text:span text:style-name="T5">toutes</text:span><text:span text:style-name="T2"> les fonctions </text:span><text:span text:style-name="T5">qui seront update par Ebiten</text:span></text:p>
      <text:p text:style-name="P10"><text:span text:style-name="T2">Les fonctions :</text:span></text:p>
      <text:p text:style-name="P8"><text:span text:style-name="T2">Draw.go → display l’écran d’accueil <text:s/>et le titre</text:span></text:p>
      <text:p text:style-name="P8"><text:span text:style-name="T2">Draw.go → display la sélection des runners</text:span></text:p>
      <text:p text:style-name="P10"><text:span text:style-name="T2">Draw.go → montre le compte à rebours </text:span></text:p>
      <text:p text:style-name="P10"><text:span text:style-name="T2">Draw.go → montre le state actuel du jeux</text:span></text:p>
      <text:p text:style-name="P10"><text:span text:style-name="T2">Draw.go → montre le résultat de la jeux</text:span></text:p>
      <text:p text:style-name="P10"><text:span text:style-name="T2"/></text:p>
      <text:p text:style-name="P11"><text:span text:style-name="T2">tps : time/tick per second = Ebiten appel update défini par le tps</text:span></text:p>
      <text:p text:style-name="P11"><text:span text:style-name="T2">permet de savoir le temps d’appel des fonctions </text:span></text:p>
      <text:p text:style-name="P6"><text:span text:style-name="T8">2 - </text:span><text:span text:style-name="T2">Formalisation du fonctionnement du net code de base</text:span></text:p>
      <text:p text:style-name="P6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8:28:52.371319154</meta:creation-date>
    <dc:date>2022-10-28T09:18:46.851617550</dc:date>
    <meta:editing-duration>PT14M3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34" meta:word-count="362" meta:character-count="1980" meta:non-whitespace-character-count="1645"/>
  </office:meta>
</office:document-meta>
</file>